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1048750E7A3E285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263cm" fo:min-width="1.881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13cm" svg:y="3.457cm">
          <draw:image xlink:href="Pictures/10000201000004B0000003221048750E7A3E285D.png" xlink:type="simple" xlink:show="embed" xlink:actuate="onLoad">
            <text:p/>
          </draw:image>
        </draw:frame>
        <draw:custom-shape draw:style-name="gr2" draw:text-style-name="P2" draw:layer="layout" svg:width="2.941cm" svg:height="2.069cm" draw:transform="rotate (0.639488637930722) translate (9.956cm 7.2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cm" svg:height="2cm" svg:x="14.4cm" svg:y="5.356cm">
          <text:p text:style-name="P3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5.37970644544 19279.16041979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20T16:15:04.196067450</dc:date>
    <meta:editing-duration>PT9H23M50S</meta:editing-duration>
    <meta:editing-cycles>12</meta:editing-cycles>
    <meta:generator>LibreOffice/5.4.5.1$MacOSX_X86_64 LibreOffice_project/79c9829dd5d8054ec39a82dc51cd9eff340dbee8</meta:generator>
    <meta:document-statistic meta:object-count="3"/>
  </office:meta>
</office:document-meta>
</file>